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41038d"/>
    </style:style>
    <style:style style:name="P3" style:family="paragraph" style:parent-style-name="Standard">
      <style:text-properties fo:font-size="16pt" officeooo:rsid="00314ae7" officeooo:paragraph-rsid="001dfa2a"/>
    </style:style>
    <style:style style:name="P4" style:family="paragraph" style:parent-style-name="Standard">
      <style:text-properties fo:font-size="16pt" officeooo:rsid="00203153" officeooo:paragraph-rsid="001dfa2a"/>
    </style:style>
    <style:style style:name="P5" style:family="paragraph" style:parent-style-name="Standard">
      <style:text-properties fo:font-size="16pt" officeooo:rsid="00172e84" officeooo:paragraph-rsid="001dfa2a"/>
    </style:style>
    <style:style style:name="P6" style:family="paragraph" style:parent-style-name="Standard">
      <style:text-properties fo:font-size="16pt" officeooo:rsid="003124e8" officeooo:paragraph-rsid="001dfa2a"/>
    </style:style>
    <style:style style:name="P7" style:family="paragraph" style:parent-style-name="Standard">
      <style:text-properties fo:font-size="16pt" officeooo:rsid="0019d276" officeooo:paragraph-rsid="001dfa2a"/>
    </style:style>
    <style:style style:name="P8" style:family="paragraph" style:parent-style-name="Standard">
      <style:text-properties fo:font-size="16pt" officeooo:rsid="002db7fa" officeooo:paragraph-rsid="001dfa2a"/>
    </style:style>
    <style:style style:name="P9" style:family="paragraph" style:parent-style-name="Standard">
      <style:text-properties fo:font-size="16pt" officeooo:rsid="002ef0d7" officeooo:paragraph-rsid="002ef0d7"/>
    </style:style>
    <style:style style:name="P10" style:family="paragraph" style:parent-style-name="Standard">
      <style:text-properties fo:font-size="16pt" officeooo:rsid="002ef0d7" officeooo:paragraph-rsid="003f553c"/>
    </style:style>
    <style:style style:name="P11" style:family="paragraph" style:parent-style-name="Standard">
      <style:text-properties fo:font-size="16pt" officeooo:rsid="00254052" officeooo:paragraph-rsid="0041038d"/>
    </style:style>
    <style:style style:name="P12" style:family="paragraph" style:parent-style-name="Standard">
      <style:text-properties fo:font-size="16pt" officeooo:rsid="00e254b1" officeooo:paragraph-rsid="00e254b1"/>
    </style:style>
    <style:style style:name="P13" style:family="paragraph" style:parent-style-name="Standard">
      <style:text-properties fo:font-size="16pt" officeooo:rsid="0111df38" officeooo:paragraph-rsid="0111df38"/>
    </style:style>
    <style:style style:name="P14" style:family="paragraph" style:parent-style-name="Standard">
      <style:text-properties fo:font-size="16pt" officeooo:rsid="011c371a" officeooo:paragraph-rsid="011c371a"/>
    </style:style>
    <style:style style:name="P15" style:family="paragraph" style:parent-style-name="Standard">
      <style:text-properties fo:font-size="16pt" officeooo:rsid="011e3704" officeooo:paragraph-rsid="011e3704"/>
    </style:style>
    <style:style style:name="P16" style:family="paragraph" style:parent-style-name="Standard">
      <style:text-properties fo:font-size="16pt" officeooo:rsid="00fb18f0" officeooo:paragraph-rsid="00f967fc"/>
    </style:style>
    <style:style style:name="P17" style:family="paragraph" style:parent-style-name="Standard">
      <style:text-properties fo:font-size="16pt" officeooo:rsid="01107aad" officeooo:paragraph-rsid="011c371a"/>
    </style:style>
    <style:style style:name="P18" style:family="paragraph" style:parent-style-name="Standard">
      <style:text-properties fo:font-size="16pt" officeooo:rsid="0130d483" officeooo:paragraph-rsid="0130d483"/>
    </style:style>
    <style:style style:name="P19" style:family="paragraph" style:parent-style-name="Standard">
      <style:text-properties fo:font-size="16pt" officeooo:rsid="01187746" officeooo:paragraph-rsid="01187746"/>
    </style:style>
    <style:style style:name="P20" style:family="paragraph" style:parent-style-name="Standard">
      <style:text-properties fo:font-size="16pt" officeooo:rsid="013496fb" officeooo:paragraph-rsid="013496fb"/>
    </style:style>
    <style:style style:name="P21" style:family="paragraph" style:parent-style-name="Standard">
      <style:text-properties fo:font-size="16pt" officeooo:rsid="013610eb" officeooo:paragraph-rsid="013610eb"/>
    </style:style>
    <style:style style:name="P22" style:family="paragraph" style:parent-style-name="Standard">
      <style:text-properties fo:font-size="16pt" officeooo:rsid="013777e8" officeooo:paragraph-rsid="013777e8"/>
    </style:style>
    <style:style style:name="P23" style:family="paragraph" style:parent-style-name="Standard">
      <style:text-properties fo:font-size="16pt" officeooo:rsid="01389881" officeooo:paragraph-rsid="01389881"/>
    </style:style>
    <style:style style:name="P24" style:family="paragraph" style:parent-style-name="Standard">
      <style:text-properties fo:font-size="16pt" officeooo:rsid="01082c7a" officeooo:paragraph-rsid="0113dca6" style:font-size-asian="16pt" style:font-size-complex="16pt"/>
    </style:style>
    <style:style style:name="P25" style:family="paragraph" style:parent-style-name="Standard">
      <style:text-properties fo:font-size="16pt" officeooo:rsid="01389881" officeooo:paragraph-rsid="01389881" style:font-size-asian="16pt" style:font-size-complex="16pt"/>
    </style:style>
    <style:style style:name="P26" style:family="paragraph" style:parent-style-name="Standard">
      <style:text-properties fo:font-size="16pt" officeooo:rsid="0138c31a" officeooo:paragraph-rsid="0138c31a"/>
    </style:style>
    <style:style style:name="P27" style:family="paragraph" style:parent-style-name="Standard">
      <style:text-properties fo:font-size="16pt" officeooo:rsid="013a694f" officeooo:paragraph-rsid="013a694f"/>
    </style:style>
    <style:style style:name="P28" style:family="paragraph" style:parent-style-name="Standard">
      <style:text-properties fo:font-size="16pt" officeooo:rsid="013a694f" officeooo:paragraph-rsid="013dd557"/>
    </style:style>
    <style:style style:name="P29" style:family="paragraph" style:parent-style-name="Standard">
      <style:text-properties fo:font-size="16pt" officeooo:rsid="013bea0a" officeooo:paragraph-rsid="013bea0a"/>
    </style:style>
    <style:style style:name="P30" style:family="paragraph" style:parent-style-name="Standard">
      <style:text-properties fo:font-size="16pt" officeooo:rsid="013bea0a" officeooo:paragraph-rsid="013db0df"/>
    </style:style>
    <style:style style:name="P31" style:family="paragraph" style:parent-style-name="Standard">
      <style:text-properties fo:font-size="16pt" officeooo:rsid="013db0df" officeooo:paragraph-rsid="013db0df"/>
    </style:style>
    <style:style style:name="P32" style:family="paragraph" style:parent-style-name="Standard">
      <style:text-properties fo:font-size="16pt" officeooo:rsid="013f7439" officeooo:paragraph-rsid="013f7439"/>
    </style:style>
    <style:style style:name="P33" style:family="paragraph" style:parent-style-name="Standard">
      <style:text-properties fo:font-size="16pt" officeooo:rsid="0142684d" officeooo:paragraph-rsid="0142684d"/>
    </style:style>
    <style:style style:name="P34" style:family="paragraph" style:parent-style-name="Standard">
      <style:text-properties fo:font-size="16pt" officeooo:rsid="01430271" officeooo:paragraph-rsid="01430271"/>
    </style:style>
    <style:style style:name="P35" style:family="paragraph" style:parent-style-name="Standard">
      <style:text-properties fo:font-size="16pt" officeooo:rsid="01437543" officeooo:paragraph-rsid="01437543"/>
    </style:style>
    <style:style style:name="P36" style:family="paragraph" style:parent-style-name="Standard">
      <style:text-properties fo:font-size="16pt" officeooo:rsid="0144fa5b" officeooo:paragraph-rsid="0144fa5b"/>
    </style:style>
    <style:style style:name="P37" style:family="paragraph" style:parent-style-name="Standard">
      <style:text-properties fo:font-size="16pt" officeooo:rsid="0146d578" officeooo:paragraph-rsid="0146d578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377d" officeooo:paragraph-rsid="010e3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0131" officeooo:paragraph-rsid="010f0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89e6f" officeooo:paragraph-rsid="01189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93c" officeooo:paragraph-rsid="011fa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font-size="16pt" officeooo:rsid="0138a55d" officeooo:paragraph-rsid="0138a55d"/>
    </style:style>
    <style:style style:name="P44" style:family="paragraph" style:parent-style-name="Standard">
      <style:text-properties fo:font-size="16pt" officeooo:rsid="0138a55d" officeooo:paragraph-rsid="014b6d35"/>
    </style:style>
    <style:style style:name="P45" style:family="paragraph" style:parent-style-name="Standard">
      <style:text-properties fo:font-size="16pt" officeooo:rsid="0138a55d" officeooo:paragraph-rsid="014916cd"/>
    </style:style>
    <style:style style:name="P46" style:family="paragraph" style:parent-style-name="Standard">
      <style:text-properties fo:font-size="16pt" officeooo:rsid="014916cd" officeooo:paragraph-rsid="014916cd"/>
    </style:style>
    <style:style style:name="P47" style:family="paragraph" style:parent-style-name="Standard">
      <style:text-properties fo:font-size="16pt" officeooo:rsid="014a8b88" officeooo:paragraph-rsid="014916cd"/>
    </style:style>
    <style:style style:name="P48" style:family="paragraph" style:parent-style-name="Standard">
      <style:text-properties fo:font-size="16pt" officeooo:rsid="0138c31a" officeooo:paragraph-rsid="0138c31a"/>
    </style:style>
    <style:style style:name="P49" style:family="paragraph" style:parent-style-name="Standard">
      <style:text-properties fo:font-size="16pt" officeooo:rsid="014b6d35" officeooo:paragraph-rsid="014e43e7"/>
    </style:style>
    <style:style style:name="P50" style:family="paragraph" style:parent-style-name="Standard">
      <style:text-properties fo:font-size="16pt" officeooo:rsid="00f88ae2" officeooo:paragraph-rsid="00e254b1"/>
    </style:style>
    <style:style style:name="P51" style:family="paragraph" style:parent-style-name="Standard">
      <style:text-properties fo:font-size="16pt" officeooo:rsid="00f88ae2" officeooo:paragraph-rsid="014e84b1"/>
    </style:style>
    <style:style style:name="P52" style:family="paragraph" style:parent-style-name="Standard">
      <style:text-properties fo:font-size="16pt" officeooo:rsid="014e84b1" officeooo:paragraph-rsid="014e84b1"/>
    </style:style>
    <style:style style:name="P53" style:family="paragraph" style:parent-style-name="Standard">
      <style:text-properties fo:font-size="16pt" officeooo:rsid="014ec570" officeooo:paragraph-rsid="014ec570"/>
    </style:style>
    <style:style style:name="T1" style:family="text">
      <style:text-properties officeooo:rsid="0021a015"/>
    </style:style>
    <style:style style:name="T2" style:family="text">
      <style:text-properties officeooo:rsid="003f553c"/>
    </style:style>
    <style:style style:name="T3" style:family="text">
      <style:text-properties officeooo:rsid="011b5f00"/>
    </style:style>
    <style:style style:name="T4" style:family="text">
      <style:text-properties officeooo:rsid="0126e31a"/>
    </style:style>
    <style:style style:name="T5" style:family="text">
      <style:text-properties officeooo:rsid="013dd557"/>
    </style:style>
    <style:style style:name="T6" style:family="text">
      <style:text-properties officeooo:rsid="013dfd35"/>
    </style:style>
    <style:style style:name="T7" style:family="text">
      <style:text-properties officeooo:rsid="0144fa5b"/>
    </style:style>
    <style:style style:name="T8" style:family="text">
      <style:text-properties officeooo:rsid="014b6d35"/>
    </style:style>
    <style:style style:name="T9" style:family="text">
      <style:text-properties officeooo:rsid="0138a5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Solution</text:span> to Beal's Conjecture</text:p>
      <text:p text:style-name="P8"/>
      <text:p text:style-name="P8"><text:tab/><text:tab/><text:tab/><text:tab/><text:span text:style-name="T2">Abstract</text:span></text:p>
      <text:p text:style-name="P15">This document, tries to resolve a solution by bruteforcing all possible solutions, using the concepts of even and odd numbers. </text:p>
      <text:p text:style-name="P15">First, the problem deals with A^x , this is A*A*A…., since odd numbers, and even numbers, multiplying by them self, always remain odd or even. So for parity concerns, we can just take A and B and C.</text:p>
      <text:p text:style-name="P15">Then just use the properties of parity numbers, (in the table below), and check if there is a common factor. </text:p>
      <text:p text:style-name="P10"/>
      <text:p text:style-name="P2"/>
      <text:p text:style-name="P11"><text:tab/><text:tab/><text:tab/><text:tab/><text:tab/>Beal’s conjecture</text:p>
      <text:p text:style-name="P2">If A^x + B^y = C^z , where A, B, C, x, y and z are positive integers and x, y and z are all greater than 2, then A, B and C must have a common prime factor.</text:p>
      <text:p text:style-name="P9"/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/>
          </table:table-cell>
          <table:table-cell table:style-name="Table1.D1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>A ^x</text:p>
          </table:table-cell>
          <table:table-cell table:style-name="Table1.A2" office:value-type="string">
            <text:p text:style-name="P39">B^y</text:p>
          </table:table-cell>
          <table:table-cell table:style-name="Table1.D2" office:value-type="string">
            <text:p text:style-name="P39">C^z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39">Even</text:p>
          </table:table-cell>
          <table:table-cell table:style-name="Table1.A2" office:value-type="string">
            <text:p text:style-name="P39">Odd</text:p>
          </table:table-cell>
          <table:table-cell table:style-name="Table1.D2" office:value-type="string">
            <text:p text:style-name="P39">Odd</text:p>
          </table:table-cell>
        </table:table-row>
        <table:table-row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41">Odd</text:p>
          </table:table-cell>
          <table:table-cell table:style-name="Table1.A2" office:value-type="string">
            <text:p text:style-name="P41">Even</text:p>
          </table:table-cell>
          <table:table-cell table:style-name="Table1.D2" office:value-type="string">
            <text:p text:style-name="P41">Odd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39">Even</text:p>
          </table:table-cell>
          <table:table-cell table:style-name="Table1.A2" office:value-type="string">
            <text:p text:style-name="P39">Even</text:p>
          </table:table-cell>
          <table:table-cell table:style-name="Table1.D2" office:value-type="string">
            <text:p text:style-name="P39">Even</text:p>
          </table:table-cell>
        </table:table-row>
        <table:table-row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39">Odd</text:p>
          </table:table-cell>
          <table:table-cell table:style-name="Table1.A2" office:value-type="string">
            <text:p text:style-name="P39">Odd</text:p>
          </table:table-cell>
          <table:table-cell table:style-name="Table1.D2" office:value-type="string">
            <text:p text:style-name="P39">Even</text:p>
          </table:table-cell>
        </table:table-row>
      </table:table>
      <text:p text:style-name="P50"/>
      <text:p text:style-name="P51"/>
      <text:p text:style-name="P53">1) Considering that an <text:span text:style-name="T9">odd number divided by an even number is not a integer</text:span></text:p>
      <text:p text:style-name="P53">2)A number multiplied by himself has the same parity as the number</text:p>
      <text:p text:style-name="P51"/>
      <text:p text:style-name="P44">Even + Odd = Odd <text:s/><text:span text:style-name="T8">=====&gt; <text:s/>Odd+Even= Odd</text:span></text:p>
      <text:p text:style-name="P52">Even is divisible by 2, and odd arent so no common factor</text:p>
      <text:p text:style-name="P49"/>
      <text:p text:style-name="P52">Even+Even = Even (common factor 2)</text:p>
      <text:p text:style-name="P52"/>
      <text:p text:style-name="P52">odd+odd = Even (no common factor)</text:p>
      <text:p text:style-name="P49"/>
      <text:p text:style-name="P53">So, <text:s/>there’s only one situation where there is <text:s/>a common factor. That is</text:p>
      <text:p text:style-name="P53">A=Even, B=Even and C=Even</text:p>
      <text:p text:style-name="P45"><text:soft-page-break/></text:p>
      <text:p text:style-name="P46"/>
      <text:p text:style-name="P46"/>
      <text:p text:style-name="P46"/>
      <text:p text:style-name="P46"/>
      <text:p text:style-name="P47"/>
      <text:p text:style-name="P43"/>
      <text:p text:style-name="P26">A^x = even </text:p>
      <text:p text:style-name="P26">B^y = odd <text:span text:style-name="T6">(unico possivel divisor ele mesmo e 1)</text:span></text:p>
      <text:p text:style-name="P26">C^z = odd, <text:span text:style-name="T5">Dados que B e C são odds, (primos), entao nao de podem dividir (unicos factores = {1,ele mesmo}</text:span></text:p>
      <text:p text:style-name="P26"/>
      <text:p text:style-name="P35">tentando a<text:span text:style-name="T7">distributive</text:span> property to get</text:p>
      <text:p text:style-name="P35">N(A+B) = N(C)</text:p>
      <text:p text:style-name="P35">so they share a common factor N</text:p>
      <text:p text:style-name="P32"/>
      <text:p text:style-name="P36"><text:s/></text:p>
      <text:p text:style-name="P36"/>
      <text:p text:style-name="P37">A= [2,3,7]</text:p>
      <text:p text:style-name="P37">B= [2,4,8]</text:p>
      <text:p text:style-name="P37"/>
      <text:p text:style-name="P37">factor comum = [2] </text:p>
      <text:p text:style-name="P37">2(a+b)</text:p>
      <text:p text:style-name="P37"/>
      <text:p text:style-name="P37">A= [12,9,21]</text:p>
      <text:p text:style-name="P37">B = [12,10,27]</text:p>
      <text:p text:style-name="P37"/>
      <text:p text:style-name="P37">factor commum = [12]</text:p>
      <text:p text:style-name="P37"/>
      <text:p text:style-name="P32">even+odd = odd</text:p>
      <text:p text:style-name="P36">Common factor = N</text:p>
      <text:p text:style-name="P36"/>
      <text:p text:style-name="P33"/>
      <text:p text:style-name="P34"/>
      <text:p text:style-name="P35">3+9 = 12</text:p>
      <text:p text:style-name="P34"/>
      <text:p text:style-name="P34"/>
      <text:p text:style-name="P33"/>
      <text:p text:style-name="P32">even + {9} <text:s/>= odd = {3}</text:p>
      <text:p text:style-name="P32"><text:soft-page-break/>even+even=even</text:p>
      <text:p text:style-name="P32"/>
      <text:p text:style-name="P32"/>
      <text:p text:style-name="P26"/>
      <text:p text:style-name="P26"/>
      <text:p text:style-name="P28"/>
      <text:p text:style-name="P27"/>
      <text:p text:style-name="P27"/>
      <text:p text:style-name="P27"/>
      <text:p text:style-name="P27">6+3 = 9</text:p>
      <text:p text:style-name="P27"/>
      <text:p text:style-name="P31">3(2+1) = 3(3)</text:p>
      <text:p text:style-name="P27"/>
      <text:p text:style-name="P31">Tem factor comum, se ambos os lados tiverem ditibutiva</text:p>
      <text:p text:style-name="P30"/>
      <text:p text:style-name="P30"/>
      <text:p text:style-name="P30"/>
      <text:p text:style-name="P30">Difference between divide and common factors</text:p>
      <text:p text:style-name="P29">Tem factores comuns, mas 2*3 / 3*3 nao da inteiros</text:p>
      <text:p text:style-name="P29"/>
      <text:p text:style-name="P29">6/9 <text:s/>ou 9/6 , tem factores comuns, mas 9 nao divide 6 ou 6 nao divide 9</text:p>
      <text:p text:style-name="P29"/>
      <text:p text:style-name="P29"/>
      <text:p text:style-name="P27">B^y = even</text:p>
      <text:p text:style-name="P27">C^&lt; =odd and A=odd </text:p>
      <text:p text:style-name="P26"/>
      <text:p text:style-name="P16"/>
      <text:p text:style-name="P19">To have a common prime factor→ (A =Even,B=even,C=even) the only solution is even for every element, <text:span text:style-name="T3">since odd numbers can’t be even and even can’t be odd. Untrue. For example 6 is divisible by both 2 and 3.</text:span></text:p>
      <text:p text:style-name="P19"/>
      <text:p text:style-name="P20">So we have A=prime number, b=prime number, </text:p>
      <text:p text:style-name="P20">so A and B are odd.</text:p>
      <text:p text:style-name="P21">Sum of odd’s equals to even.</text:p>
      <text:p text:style-name="P21"/>
      <text:p text:style-name="P21">Even must be </text:p>
      <text:p text:style-name="P21">3+3 = 6 <text:s/>factores [2,3] assim funciona para expoentes 1</text:p>
      <text:p text:style-name="P22"><text:bookmark-start text:name="__DdeLink__323_2758038948"/>obter todos os pares que tem factors com impares<text:bookmark-end text:name="__DdeLink__323_2758038948"/></text:p>
      <text:p text:style-name="P22"/>
      <text:p text:style-name="P22"><text:soft-page-break/>3^3 + 3^3 = 6^3</text:p>
      <text:p text:style-name="P14"/>
      <text:p text:style-name="P14"/>
      <text:p text:style-name="P14">So the conjecture is wrong..for example for A=Even, and B=odd and C=odd <text:span text:style-name="T4">(factors 2 and others not 2)</text:span></text:p>
      <text:p text:style-name="P17"/>
      <text:p text:style-name="P18">Doesnt work for number 6, because 6=2*3 , and hence has a even and odd prime factor</text:p>
      <text:p text:style-name="P18"/>
      <text:p text:style-name="P23">Odd1+Odd2= Even</text:p>
      <text:p text:style-name="P23">since odd’s are primes, to consider prime in A, B they must be odd and hence C must be Even. And also odd1 &lt; Even and odd2 &lt; Even</text:p>
      <text:p text:style-name="P24"/>
      <text:p text:style-name="P24"/>
      <text:p text:style-name="P25"/>
      <text:p text:style-name="P13">keyword</text:p>
      <text:p text:style-name="P3">Beal’s conjecture,divisors,primes,multiple</text:p>
      <text:p text:style-name="P1"/>
      <text:p text:style-name="P4"/>
      <text:p text:style-name="P5">Andre Albergaria Coelho</text:p>
      <text:p text:style-name="P6"><text:a xlink:type="simple" xlink:href="mailto:fc26887@alunos.fc.ul.pt" text:style-name="Internet_20_link" text:visited-style-name="Visited_20_Internet_20_Link">fc26887@alunos.fc.ul.pt</text:a></text:p>
      <text:p text:style-name="P6"/>
      <text:p text:style-name="P7"><text:span text:style-name="T1">References</text:span>:</text:p>
      <text:p text:style-name="P7"><text:a xlink:type="simple" xlink:href="https://en.wikipedia.org/wiki/Divisor" text:style-name="Internet_20_link" text:visited-style-name="Visited_20_Internet_20_Link">https://en.wikipedia.org/wiki/Divisor</text:a></text:p>
      <text:p text:style-name="P7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7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><text:a xlink:type="simple" xlink:href="https://www.mathsisfun.com/numbers/even-odd.html" text:style-name="Internet_20_link" text:visited-style-name="Visited_20_Internet_20_Link">https://www.mathsisfun.com/numbers/even-odd.html</text:a></text:p>
      <text:p text:style-name="P1"><text:a xlink:type="simple" xlink:href="http://www.alcula.com/calculators/math/gcd/#gsc.tab=0" text:style-name="Internet_20_link" text:visited-style-name="Visited_20_Internet_20_Link">http://www.alcula.com/calculators/math/gcd/#gsc.tab=0</text:a></text:p>
      <text:p text:style-name="P1">https://en.wikipedia.org/wiki/Greatest_common_divi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officeooo:rsid="00e254b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6-21T22:52:10.972578112</dc:date>
    <meta:editing-duration>P2DT1H57M31S</meta:editing-duration>
    <meta:editing-cycles>247</meta:editing-cycles>
    <meta:generator>LibreOffice/6.1.5.2$Linux_X86_64 LibreOffice_project/10$Build-2</meta:generator>
    <meta:document-statistic meta:table-count="1" meta:image-count="0" meta:object-count="0" meta:page-count="4" meta:paragraph-count="84" meta:word-count="524" meta:character-count="2956" meta:non-whitespace-character-count="2488"/>
  </office:meta>
</office:document-meta>
</file>